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300000052AE03CD05F0D11C8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style:font-name="Calibri" fo:language="es" fo:country="ES" officeooo:paragraph-rsid="001ce776"/>
    </style:style>
    <style:style style:name="P4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5" style:family="paragraph" style:parent-style-name="Standard">
      <loext:graphic-properties draw:fill="solid" draw:fill-color="#669966"/>
      <style:paragraph-properties fo:line-height="150%" fo:background-color="#669966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6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7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2aacaa" style:font-size-asian="10pt" style:font-size-complex="10pt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322652" style:font-size-asian="10pt" style:font-size-complex="10pt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322652" style:font-size-asian="10pt" style:font-size-complex="10pt"/>
    </style:style>
    <style:style style:name="P11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12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2aacaa" style:font-size-asian="10pt" style:font-size-complex="10pt"/>
    </style:style>
    <style:style style:name="P13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322652" style:font-size-asian="10pt" style:font-size-complex="10pt"/>
    </style:style>
    <style:style style:name="P14" style:family="paragraph" style:parent-style-name="Standard">
      <style:text-properties fo:color="#000000" loext:opacity="100%" style:font-name="Calibri" fo:font-size="10pt" fo:language="es" fo:country="ES" style:text-underline-style="none" officeooo:rsid="00177e0f" officeooo:paragraph-rsid="00322652" style:font-size-asian="10pt" style:font-size-complex="10pt"/>
    </style:style>
    <style:style style:name="P15" style:family="paragraph" style:parent-style-name="Standard">
      <style:text-properties fo:color="#000000" loext:opacity="100%" style:font-name="Calibri" fo:font-size="10pt" fo:language="es" fo:country="ES" style:text-underline-style="none" officeooo:rsid="00322652" officeooo:paragraph-rsid="00322652" style:font-size-asian="10pt" style:font-size-complex="10pt"/>
    </style:style>
    <style:style style:name="P16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fo:background-color="#dee6ef" style:font-size-asian="10pt" style:font-size-complex="10pt"/>
    </style:style>
    <style:style style:name="P18" style:family="paragraph" style:parent-style-name="Standard" style:list-style-name="L2">
      <style:text-properties fo:color="#000000" loext:opacity="100%" style:font-name="Calibri" fo:font-size="10pt" fo:language="es" fo:country="ES" style:text-underline-style="none" officeooo:rsid="002aacaa" officeooo:paragraph-rsid="002c9391" fo:background-color="#dee6ef" style:font-size-asian="10pt" style:font-size-complex="10pt"/>
    </style:style>
    <style:style style:name="P19" style:family="paragraph" style:parent-style-name="Standard" style:list-style-name="L2">
      <style:text-properties fo:color="#000000" loext:opacity="100%" style:font-name="Calibri" fo:font-size="10pt" fo:language="es" fo:country="ES" style:text-underline-style="none" officeooo:rsid="002aacaa" officeooo:paragraph-rsid="00322652" fo:background-color="#dee6ef" style:font-size-asian="10pt" style:font-size-complex="10pt"/>
    </style:style>
    <style:style style:name="P20" style:family="paragraph" style:parent-style-name="Standard" style:list-style-name="L3">
      <style:text-properties fo:color="#000000" loext:opacity="100%" style:font-name="Calibri" fo:font-size="10pt" fo:language="es" fo:country="ES" style:text-underline-style="none" officeooo:rsid="002aacaa" officeooo:paragraph-rsid="002aacaa" fo:background-color="#dee6ef" style:font-size-asian="10pt" style:font-size-complex="10pt"/>
    </style:style>
    <style:style style:name="P21" style:family="paragraph" style:parent-style-name="Standard" style:list-style-name="L3">
      <style:text-properties fo:color="#000000" loext:opacity="100%" style:font-name="Calibri" fo:font-size="10pt" fo:language="es" fo:country="ES" style:text-underline-style="none" officeooo:rsid="002aacaa" officeooo:paragraph-rsid="002c9391" fo:background-color="#dee6ef" style:font-size-asian="10pt" style:font-size-complex="10pt"/>
    </style:style>
    <style:style style:name="P22" style:family="paragraph" style:parent-style-name="Standard" style:list-style-name="L3">
      <style:text-properties fo:color="#000000" loext:opacity="100%" style:font-name="Calibri" fo:font-size="10pt" fo:language="es" fo:country="ES" style:text-underline-style="none" officeooo:rsid="002aacaa" officeooo:paragraph-rsid="00322652" fo:background-color="#dee6ef" style:font-size-asian="10pt" style:font-size-complex="10pt"/>
    </style:style>
    <style:style style:name="P23" style:family="paragraph" style:parent-style-name="Standard">
      <style:text-properties fo:color="#000000" loext:opacity="100%" style:font-name="Calibri" fo:font-size="10pt" fo:language="es" fo:country="ES" style:text-underline-style="none" officeooo:rsid="002aacaa" officeooo:paragraph-rsid="00322652" fo:background-color="#dee6ef" style:font-size-asian="10pt" style:font-size-complex="10pt"/>
    </style:style>
    <style:style style:name="P24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dee6ef" style:font-size-asian="10pt" style:font-size-complex="10pt"/>
    </style:style>
    <style:style style:name="P25" style:family="paragraph" style:parent-style-name="Standard">
      <style:text-properties fo:color="#000000" loext:opacity="100%" style:font-name="Calibri" fo:font-size="10pt" fo:language="es" fo:country="ES" style:text-underline-style="none" officeooo:rsid="00322652" officeooo:paragraph-rsid="00322652" fo:background-color="#dee6ef" style:font-size-asian="10pt" style:font-size-complex="10pt"/>
    </style:style>
    <style:style style:name="P26" style:family="paragraph" style:parent-style-name="Standard">
      <style:text-properties fo:color="#000000" loext:opacity="100%" style:font-name="Calibri" fo:font-size="10pt" fo:language="es" fo:country="ES" officeooo:rsid="001b9de4" officeooo:paragraph-rsid="0020b36f" style:font-size-asian="10pt" style:font-size-complex="10pt"/>
    </style:style>
    <style:style style:name="P27" style:family="paragraph" style:parent-style-name="Standard">
      <style:text-properties fo:color="#000000" loext:opacity="100%" style:font-name="Calibri" fo:font-size="10pt" fo:language="es" fo:country="ES" officeooo:rsid="0027727d" officeooo:paragraph-rsid="00322652" style:font-size-asian="10pt" style:font-size-complex="10pt"/>
    </style:style>
    <style:style style:name="P28" style:family="paragraph" style:parent-style-name="Standard">
      <style:text-properties fo:color="#000000" loext:opacity="100%" style:font-name="Calibri" fo:font-size="10pt" fo:language="es" fo:country="ES" officeooo:rsid="00322652" officeooo:paragraph-rsid="00322652" style:font-size-asian="10pt" style:font-size-complex="10pt"/>
    </style:style>
    <style:style style:name="P29" style:family="paragraph" style:parent-style-name="Standard">
      <style:text-properties fo:color="#000000" loext:opacity="100%" style:font-name="Calibri" fo:font-size="10pt" fo:language="es" fo:country="ES" officeooo:rsid="001b9de4" officeooo:paragraph-rsid="00322652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0pt" officeooo:paragraph-rsid="001e2e5f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0pt" officeooo:paragraph-rsid="00322652" style:font-size-asian="10pt" style:font-size-complex="10pt"/>
    </style:style>
    <style:style style:name="P32" style:family="paragraph" style:parent-style-name="Standard">
      <style:text-properties style:font-name="Calibri" fo:font-size="10pt" officeooo:paragraph-rsid="00322652" style:font-size-asian="10pt" style:font-size-complex="10pt"/>
    </style:style>
    <style:style style:name="P33" style:family="paragraph" style:parent-style-name="Standard">
      <style:text-properties style:font-name="Calibri" fo:font-size="10pt" officeooo:rsid="00126f6e" officeooo:paragraph-rsid="00322652" style:font-size-asian="10pt" style:font-size-complex="10pt"/>
    </style:style>
    <style:style style:name="P34" style:family="paragraph" style:parent-style-name="Standard">
      <style:text-properties style:font-name="Calibri" fo:font-size="10pt" officeooo:rsid="00322652" officeooo:paragraph-rsid="00322652" style:font-size-asian="10pt" style:font-size-complex="10pt"/>
    </style:style>
    <style:style style:name="P35" style:family="paragraph" style:parent-style-name="Standard">
      <style:text-properties style:font-name="Calibri" fo:font-size="10pt" officeooo:rsid="00177e0f" officeooo:paragraph-rsid="00322652" style:font-size-asian="10pt" style:font-size-complex="10pt"/>
    </style:style>
    <style:style style:name="P36" style:family="paragraph" style:parent-style-name="Standard">
      <style:text-properties style:font-name="Calibri" fo:font-size="10pt" officeooo:paragraph-rsid="00322652" fo:background-color="transparent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0pt" fo:font-weight="normal" officeooo:paragraph-rsid="00322652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Calibri" fo:font-size="10pt" fo:font-weight="normal" officeooo:rsid="00126f6e" officeooo:paragraph-rsid="00322652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Calibri" fo:font-size="10pt" fo:font-weight="normal" officeooo:rsid="00177e0f" officeooo:paragraph-rsid="00322652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Calibri" fo:font-size="10pt" fo:font-weight="bold" officeooo:paragraph-rsid="00322652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Calibri" fo:font-size="10pt" fo:font-weight="bold" officeooo:rsid="00126f6e" officeooo:paragraph-rsid="00322652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Calibri" fo:font-size="10pt" fo:font-style="normal" fo:font-weight="bold" officeooo:rsid="00126f6e" officeooo:paragraph-rsid="00322652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20b36f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text-properties fo:text-transform="uppercase" fo:color="#ffffff" loext:opacity="100%" style:font-name="Calibri" fo:font-size="10pt" fo:language="es" fo:country="ES" fo:font-weight="bold" officeooo:rsid="0150d5ff" officeooo:paragraph-rsid="001e2e5f" style:font-name-asian="Arial Unicode MS" style:font-size-asian="10pt" style:font-weight-asian="bold" style:font-name-complex="Arial Unicode MS" style:font-size-complex="10pt" style:font-weight-complex="bold"/>
    </style:style>
    <style:style style:name="P45" style:family="paragraph" style:parent-style-name="Standard">
      <loext:graphic-properties draw:fill="solid" draw:fill-color="#669966"/>
      <style:paragraph-properties fo:line-height="150%" fo:break-before="page" fo:background-color="#669966" fo:padding="0.199cm" fo:border="0.06pt solid #000000"/>
      <style:text-properties fo:text-transform="uppercase" fo:color="#ffffff" loext:opacity="100%" style:font-name="Calibri" fo:font-size="10pt" fo:language="es" fo:country="ES" fo:font-weight="bold" officeooo:rsid="0150d5ff" officeooo:paragraph-rsid="001e2e5f" style:font-name-asian="Arial Unicode MS" style:font-size-asian="10pt" style:font-weight-asian="bold" style:font-name-complex="Arial Unicode MS" style:font-size-complex="10pt" style:font-weight-complex="bold"/>
    </style:style>
    <style:style style:name="P46" style:family="paragraph" style:parent-style-name="Standard">
      <style:text-properties style:use-window-font-color="true" loext:opacity="0%" style:font-name="Calibri" fo:font-size="10pt" fo:language="es" fo:country="ES" style:text-underline-style="none" officeooo:rsid="002a15a9" officeooo:paragraph-rsid="002a15a9" fo:background-color="transparent" style:font-size-asian="10pt" style:font-size-complex="10pt"/>
    </style:style>
    <style:style style:name="P47" style:family="paragraph" style:parent-style-name="Standard">
      <style:text-properties style:use-window-font-color="true" loext:opacity="0%" style:font-name="Calibri" fo:font-size="10pt" fo:language="es" fo:country="ES" style:text-underline-style="none" officeooo:rsid="002a7c96" officeooo:paragraph-rsid="002a7c96" fo:background-color="transparent" style:font-size-asian="10pt" style:font-size-complex="10pt"/>
    </style:style>
    <style:style style:name="P48" style:family="paragraph" style:parent-style-name="Standard">
      <style:text-properties officeooo:rsid="00177e0f" officeooo:paragraph-rsid="00322652"/>
    </style:style>
    <style:style style:name="P49" style:family="paragraph" style:parent-style-name="Standard">
      <style:text-properties officeooo:rsid="00177e0f" officeooo:paragraph-rsid="001e2e5f"/>
    </style:style>
    <style:style style:name="P50" style:family="paragraph" style:parent-style-name="Standard">
      <loext:graphic-properties draw:fill="solid" draw:fill-color="#669966"/>
      <style:paragraph-properties fo:line-height="150%" fo:background-color="#669966" fo:padding="0.199cm" fo:border="0.06pt solid #000000"/>
      <style:text-properties fo:color="#ffffff" loext:opacity="100%" style:font-name="Calibri" fo:font-size="10pt" fo:language="es" fo:country="ES" fo:font-weight="bold" officeooo:rsid="0150d5ff" officeooo:paragraph-rsid="001e2e5f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Calibri" fo:language="es" fo:country="ES" officeooo:rsid="00322652" officeooo:paragraph-rsid="00322652"/>
    </style:style>
    <style:style style:name="P5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e2e5f"/>
    </style:style>
    <style:style style:name="P53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font-name="Calibri" fo:font-size="10pt" fo:language="es" fo:country="ES" fo:font-style="normal" style:text-underline-style="none" fo:font-weight="normal" officeooo:rsid="0152d521" officeooo:paragraph-rsid="001e2e5f" fo:background-color="#dee6ef" style:font-size-asian="10pt" style:font-style-asian="normal" style:font-weight-asian="normal" style:font-size-complex="10pt" style:font-style-complex="normal" style:font-weight-complex="normal"/>
    </style:style>
    <style:style style:name="P54" style:family="paragraph">
      <loext:graphic-properties draw:fill="none"/>
    </style:style>
    <style:style style:name="P55" style:family="paragraph">
      <loext:graphic-properties draw:fill="none"/>
      <style:text-properties fo:font-size="12pt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3" style:family="text">
      <style:text-properties fo:text-transform="uppercase" style:use-window-font-color="true" loext:opacity="0%" fo:background-color="#ffd700" loext:char-shading-value="0" style:font-name-asian="Arial Unicode MS" style:font-name-complex="Arial Unicode MS"/>
    </style:style>
    <style:style style:name="T4" style:family="text">
      <style:text-properties fo:text-transform="uppercase" style:use-window-font-color="true" loext:opacity="0%" officeooo:rsid="002b1308" fo:background-color="#ffd700" loext:char-shading-value="0" style:font-name-asian="Arial Unicode MS" style:font-name-complex="Arial Unicode MS"/>
    </style:style>
    <style:style style:name="T5" style:family="text">
      <style:text-properties fo:text-transform="uppercase" style:font-name-asian="Arial Unicode MS" style:font-name-complex="Arial Unicode MS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6f6e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26f6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ccad3"/>
    </style:style>
    <style:style style:name="T14" style:family="text">
      <style:text-properties style:text-underline-style="none" officeooo:rsid="001e2e5f"/>
    </style:style>
    <style:style style:name="T15" style:family="text">
      <style:text-properties style:text-underline-style="none" officeooo:rsid="00322652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style:use-window-font-color="true" loext:opacity="0%" fo:background-color="#ffd700" loext:char-shading-value="0"/>
    </style:style>
    <style:style style:name="T18" style:family="text">
      <style:text-properties style:use-window-font-color="true" loext:opacity="0%" officeooo:rsid="002b1308" fo:background-color="#ffd700" loext:char-shading-value="0"/>
    </style:style>
    <style:style style:name="T19" style:family="text">
      <style:text-properties style:use-window-font-color="true" loext:opacity="0%" fo:language="es" fo:country="ES" fo:font-style="normal" style:text-underline-style="none" fo:background-color="transparent" loext:char-shading-value="0" style:font-style-asian="normal" style:font-style-complex="normal"/>
    </style:style>
    <style:style style:name="T20" style:family="text">
      <style:text-properties style:text-underline-style="dash" style:text-underline-width="auto" style:text-underline-color="font-color"/>
    </style:style>
    <style:style style:name="T21" style:family="text">
      <style:text-properties style:text-underline-style="dash" style:text-underline-width="auto" style:text-underline-color="font-color" fo:font-weight="normal" style:font-weight-asian="normal" style:font-weight-complex="normal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126f6e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26f6e"/>
    </style:style>
    <style:style style:name="T26" style:family="text">
      <style:text-properties style:text-underline-style="solid" style:text-underline-width="bold" style:text-underline-color="font-color"/>
    </style:style>
    <style:style style:name="T27" style:family="text">
      <style:text-properties style:text-underline-style="solid" style:text-underline-width="bold" style:text-underline-color="font-color" fo:font-weight="normal" style:font-weight-asian="normal" style:font-weight-complex="normal"/>
    </style:style>
    <style:style style:name="T28" style:family="text">
      <style:text-properties style:text-underline-style="solid" style:text-underline-width="bold" style:text-underline-color="font-color" officeooo:rsid="00126f6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22652" style:font-weight-asian="normal" style:font-weight-complex="normal"/>
    </style:style>
    <style:style style:name="T31" style:family="text">
      <style:text-properties officeooo:rsid="00322652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322652" fo:background-color="transparent" loext:char-shading-value="0"/>
    </style:style>
    <style:style style:name="T34" style:family="text">
      <style:text-properties fo:color="#800000" loext:opacity="100%" fo:language="es" fo:country="ES" fo:font-style="italic" style:text-underline-style="none" fo:background-color="transparent" loext:char-shading-value="0" style:font-style-asian="italic" style:font-style-complex="italic"/>
    </style:style>
    <style:style style:name="T35" style:family="text">
      <style:text-properties fo:color="#800000" loext:opacity="100%" fo:language="es" fo:country="ES" fo:font-style="italic" style:text-underline-style="none" officeooo:rsid="001e2e5f" fo:background-color="transparent" loext:char-shading-value="0" style:font-style-asian="italic" style:font-style-complex="italic"/>
    </style:style>
    <style:style style:name="T36" style:family="text">
      <style:text-properties fo:color="#800000" loext:opacity="100%" fo:language="es" fo:country="ES" fo:font-style="italic" style:text-underline-style="none" officeooo:rsid="00322652" fo:background-color="transparent" loext:char-shading-value="0" style:font-style-asian="italic" style:font-style-complex="italic"/>
    </style:style>
    <style:style style:name="T37" style:family="text">
      <style:text-properties fo:color="#800000" loext:opacity="100%" fo:language="es" fo:country="ES" fo:font-style="italic" style:text-underline-style="none" fo:font-weight="bold" officeooo:rsid="00322652" fo:background-color="transparent" loext:char-shading-value="0" style:font-style-asian="italic" style:font-weight-asian="bold" style:font-style-complex="italic" style:font-weight-complex="bold"/>
    </style:style>
    <style:style style:name="T38" style:family="text">
      <style:text-properties fo:color="#000000" loext:opacity="100%" style:font-name="Calibri2" fo:font-size="12pt" fo:language="es" fo:country="ES" fo:font-style="normal" style:text-underline-style="none" fo:font-weight="normal" officeooo:rsid="0152d521" fo:background-color="#dee6ef" loext:char-shading-value="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style:font-name="Calibri2" fo:font-size="12pt" fo:language="es" fo:country="ES" fo:font-style="normal" style:text-underline-style="none" fo:font-weight="normal" officeooo:rsid="001e2e5f" fo:background-color="#dee6ef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loext:opacity="100%" style:font-name="Calibri2" fo:font-size="12pt" fo:language="es" fo:country="ES" fo:font-style="normal" style:text-underline-style="none" fo:font-weight="normal" officeooo:rsid="0032d950" fo:background-color="#dee6e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officeooo:rsid="00177e0f"/>
    </style:style>
    <style:style style:name="T42" style:family="text">
      <style:text-properties officeooo:rsid="002aacaa" fo:background-color="#dee6e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365cm" fo:min-width="9.4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201cm" fo:min-width="4.8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729cm" fo:min-width="13.1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159cm" fo:min-width="10.4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506cm" fo:min-width="12.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57cm" fo:min-width="7.7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448cm" fo:min-width="9.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875cm" fo:min-width="11.0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205cm" fo:min-width="11.5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191cm" fo:min-width="11.3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5"><text:span text:style-name="T17">[</text:span><text:span text:style-name="T18">5</text:span><text:span text:style-name="T17"> puntos]</text:span> EJERCICIO 1: MODELADO LÓGICO RELACIONAL</text:p>
      <text:list xml:id="list1639631523" text:style-name="L1">
        <text:list-header>
          <text:p text:style-name="P52"><text:span text:style-name="T38">Realiza el paso a tablas </text:span><text:span text:style-name="T39">en</text:span><text:span text:style-name="T38"> tercera forma normal (3FN). </text:span><text:span text:style-name="T40">***Encuadrado las tablas en 3FN***</text:span></text:p>
        </text:list-header>
      </text:list>
      <text:p text:style-name="P30"><text:span text:style-name="T35">//</text:span><text:span text:style-name="T36">Relacción BASE + HANGAR.</text:span></text:p>
      <text:p text:style-name="P30"><text:span text:style-name="T36">//Cardinalidad 1:N</text:span></text:p>
      <text:p text:style-name="P30"><text:span text:style-name="T36">//Atención: Participación (1,1) de todo Hangar tiene asignada una Base como maximo y como minimo por eso NOT NULL de cod_base en HANGAR.</text:span></text:p>
      <text:p text:style-name="P32"><draw:custom-shape text:anchor-type="paragraph" draw:z-index="11" draw:name="Forma 1" draw:style-name="gr10" draw:text-style-name="P54" svg:width="11.334cm" svg:height="1.191cm" svg:x="-0.034cm" svg:y="0.009cm"><text:p/><draw:enhanced-geometry svg:viewBox="0 0 21600 21600" draw:type="rectangle" draw:enhanced-path="M 0 0 L 21600 0 21600 21600 0 21600 0 0 Z N"/></draw:custom-shape><text:span text:style-name="T8">BASE</text:span> (<text:span text:style-name="T10">cod_base</text:span>, nombre, fecha_ini, fecha_fin)<text:line-break/>PK: <text:span text:style-name="T31">{</text:span>cod_base<text:span text:style-name="T31">}</text:span></text:p>
      <text:p text:style-name="P32"/>
      <text:p text:style-name="P36">PERDIDA SEMÁNTICA: <text:span text:style-name="T31">No existen perdidas semánticas.</text:span></text:p>
      <text:p text:style-name="P32"/>
      <text:p text:style-name="P3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P33"/>
      <text:p text:style-name="P32"><text:span text:style-name="T8">HANGAR </text:span>(<text:span text:style-name="T10">nombre</text:span>, descripción, <text:span text:style-name="T20">cod_base</text:span> → Base)<text:line-break/>PK: <text:span text:style-name="T31">{</text:span>nombre<text:span text:style-name="T31">}</text:span><text:line-break/>FK: <text:span text:style-name="T31">{</text:span>cod_base -&gt; BASE<text:span text:style-name="T31">(cod_base)}</text:span><text:line-break/><text:span text:style-name="T31">NOT NULL</text:span>: <text:span text:style-name="T31">{</text:span>cod_base -&gt; BASE<text:span text:style-name="T31">(cod_base)}</text:span></text:p>
      <text:p text:style-name="P32"/>
      <text:p text:style-name="P32"><text:span text:style-name="T32">PERDIDA SEMÁNTICA: </text:span><text:span text:style-name="T33">No existen perdidas semánticas.</text:span></text:p>
      <text:p text:style-name="P34"/>
      <text:p text:style-name="P34">******************************************************************************</text:p>
      <text:p text:style-name="P31"><text:span text:style-name="T35">//</text:span><text:span text:style-name="T36">Relacción HANGAR + NAVE.</text:span></text:p>
      <text:p text:style-name="P31"><text:span text:style-name="T36">//Cardinalidad 1:N</text:span></text:p>
      <text:p text:style-name="P37"><text:span text:style-name="T36">//Atención: Participación (1,1) de toda NAVE tiene asignada un Hangar como máximo y como mínimo por eso NOT NULL de nombre_hangar en NAVE. </text:span></text:p>
      <text:p text:style-name="P32"><draw:custom-shape text:anchor-type="paragraph" draw:z-index="12" draw:name="Forma 2" draw:style-name="gr9" draw:text-style-name="P54" svg:width="11.531cm" svg:height="2.206cm" svg:x="-0.055cm" svg:y="0.023cm"><text:p/><draw:enhanced-geometry svg:viewBox="0 0 21600 21600" draw:type="rectangle" draw:enhanced-path="M 0 0 L 21600 0 21600 21600 0 21600 0 0 Z N"/></draw:custom-shape><text:span text:style-name="T8">HANGAR </text:span>(<text:span text:style-name="T10">nombre</text:span>, descripción, <text:span text:style-name="T20">cod_base</text:span> → Base)<text:line-break/>PK: <text:span text:style-name="T31">{</text:span>nombre<text:span text:style-name="T31">}</text:span><text:line-break/>FK: <text:span text:style-name="T31">{</text:span>cod_base -&gt; BASE<text:span text:style-name="T31">(cod_base)}</text:span><text:line-break/><text:span text:style-name="T31">NOT NULL</text:span>: <text:span text:style-name="T31">{</text:span>cod_base -&gt; BASE<text:span text:style-name="T31">(cod_base)}</text:span></text:p>
      <text:p text:style-name="P32"/>
      <text:p text:style-name="P32"><text:span text:style-name="T22">PERDIDA SEMÁNTICA: </text:span>Habrá que verificar que todo hangar tenga <text:span text:style-name="T31">como mínimo </text:span>una nave a guardar. </text:p>
      <text:p text:style-name="P32"/>
      <text:p text:style-name="P3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P33"/>
      <text:p text:style-name="P32"><text:span text:style-name="T8">NAVE</text:span> (<text:span text:style-name="T10">matricula</text:span>, nombre, operativa, <text:span text:style-name="T20">nombre_hangar</text:span> → <text:span text:style-name="T31">HANGAR(nombre)</text:span>)<text:line-break/>PK: <text:span text:style-name="T31">{</text:span>matricula<text:span text:style-name="T31">}</text:span><text:line-break/>FK: <text:span text:style-name="T31">{</text:span>nombre_hangar -&gt; HANGAR<text:span text:style-name="T31">(nombre)}</text:span><text:line-break/><text:span text:style-name="T31">NOT NULL</text:span>: <text:span text:style-name="T31">{</text:span>nombre_hangar -&gt; HANGAR<text:span text:style-name="T31">(nombre)}</text:span></text:p>
      <text:p text:style-name="P32"/>
      <text:p text:style-name="P32"/>
      <text:p text:style-name="P36">PERDIDA SEMÁNTICA: No existen perdidas semánticas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2"><text:soft-page-break/><text:span text:style-name="T31">*******************************************************************************</text:span></text:p>
      <text:p text:style-name="P31"><text:span text:style-name="T35">//</text:span><text:span text:style-name="T36">Relacción NAVE+TIE FIGHTER+CRUCERO.</text:span></text:p>
      <text:p text:style-name="P31"><text:span text:style-name="T36">//Especialización Parcial Disjunta</text:span></text:p>
      <text:p text:style-name="P37"><text:span text:style-name="T34">//Atención: </text:span><text:span text:style-name="T36">Se trata de una especialización. La PK será la misma para las tres.</text:span></text:p>
      <text:p text:style-name="P37"><draw:custom-shape text:anchor-type="paragraph" draw:z-index="13" draw:name="Forma 3" draw:style-name="gr8" draw:text-style-name="P55" svg:width="11.113cm" svg:height="1.975cm" svg:x="-0.088cm" svg:y="0.263cm"><text:p/><draw:enhanced-geometry svg:viewBox="0 0 21600 21600" draw:type="rectangle" draw:enhanced-path="M 0 0 L 21600 0 21600 21600 0 21600 0 0 Z N"/></draw:custom-shape><text:span text:style-name="T36"/></text:p>
      <text:p text:style-name="P32"><text:span text:style-name="T8">NAVE</text:span> (<text:span text:style-name="T10">matricula</text:span>, nombre, operativa, <text:span text:style-name="T20">nombre_hangar</text:span> → <text:span text:style-name="T31">HANGAR(nombre)</text:span>)<text:line-break/>PK: <text:span text:style-name="T31">{</text:span>matricula<text:span text:style-name="T31">}</text:span><text:line-break/>FK: <text:span text:style-name="T31">{</text:span>nombre_hangar -&gt; HANGAR<text:span text:style-name="T31">(nombre)}</text:span><text:line-break/><text:span text:style-name="T31">NOT NULL</text:span>: <text:span text:style-name="T31">{</text:span>nombre_hangar -&gt; HANGAR<text:span text:style-name="T31">(nombre)}</text:span></text:p>
      <text:p text:style-name="P32"/>
      <text:p text:style-name="P32"><text:span text:style-name="T24">PERDIDA SEMÁNTICA:</text:span> <text:span text:style-name="T31">Si la nave es de un tipo de especificación no puede ser de otro tipo.</text:span></text:p>
      <text:p text:style-name="P32"/>
      <text:p text:style-name="P3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P33"/>
      <text:p text:style-name="P32"><text:span text:style-name="T8">TIE FIGHTER</text:span> (<text:span text:style-name="T10">matricula</text:span> → NAVE<text:span text:style-name="T31">(matricula)</text:span>, biplaza, armamento)<text:line-break/>PK: <text:span text:style-name="T31">{</text:span>matricula -&gt; NAVE<text:span text:style-name="T31">(matricula)}</text:span><text:line-break/>FK: <text:span text:style-name="T31">{</text:span>matri<text:span text:style-name="T25">c</text:span>ula -&gt; NAVE<text:span text:style-name="T31">(matricula)}</text:span></text:p>
      <text:p text:style-name="P32"/>
      <text:p text:style-name="P33">1FN: Existe el atributo multievaluado ARMAMENT<text:span text:style-name="T31">O </text:span>que nos obliga a crear otra tabla y borrar el atributo en la tabla TIE FIGHTER.</text:p>
      <text:p text:style-name="P33"><draw:custom-shape text:anchor-type="paragraph" draw:z-index="15" draw:name="Forma 5" draw:style-name="gr6" draw:text-style-name="P54" svg:width="7.877cm" svg:height="1.669cm" svg:x="-0.25cm" svg:y="0.215cm"><text:p/><draw:enhanced-geometry svg:viewBox="0 0 21600 21600" draw:type="rectangle" draw:enhanced-path="M 0 0 L 21600 0 21600 21600 0 21600 0 0 Z N"/></draw:custom-shape><text:span text:style-name="T8"/></text:p>
      <text:p text:style-name="P33"><text:span text:style-name="T8">TIE FIGHTER</text:span> (<text:span text:style-name="T10">matricula</text:span> → NAVE<text:span text:style-name="T31">(matricula)</text:span>, biplaza)<text:line-break/>PK: <text:span text:style-name="T31">{</text:span>matricula -&gt; NAVE<text:span text:style-name="T31">(matricula)}</text:span><text:line-break/>FK: <text:span text:style-name="T31">{</text:span>matricula -&gt; NAVE<text:span text:style-name="T31">(matricual)}</text:span></text:p>
      <text:p text:style-name="P33"/>
      <text:p text:style-name="P33">//<text:span text:style-name="T31">El atributo armamento es multievaluado por lo que nos oblica a crear otra tabla. Y borrar el atributo de la tabla TIE FIGHTER.</text:span></text:p>
      <text:p text:style-name="P33">2FN: Está en 1FN, tiene PK simple, por lo que todos sus atributos dependen de la PK completa.<text:line-break/>3FN: Está en 2FN y no existen atributos con dependencias transitivas.</text:p>
      <text:p text:style-name="P40"/>
      <text:p text:style-name="P33"><draw:custom-shape text:anchor-type="paragraph" draw:z-index="14" draw:name="Forma 4" draw:style-name="gr7" draw:text-style-name="P54" svg:width="9.75cm" svg:height="1.548cm" svg:x="-0.272cm" svg:y="0.275cm"><text:p/><draw:enhanced-geometry svg:viewBox="0 0 21600 21600" draw:type="rectangle" draw:enhanced-path="M 0 0 L 21600 0 21600 21600 0 21600 0 0 Z N"/></draw:custom-shape></text:p>
      <text:p text:style-name="P33"><text:span text:style-name="T8">ARMAMENTO</text:span> (<text:span text:style-name="T10">armamento</text:span>,<text:span text:style-name="T10"> matricula</text:span> → TIE FIGHTER<text:span text:style-name="T31">(matricula)</text:span>)<text:line-break/>PK: armamento, matricula → TIE FIGHTER<text:span text:style-name="T31">(matricula)}</text:span><text:line-break/>FK: <text:span text:style-name="T31">´{</text:span>matricula → TIE FIGHTER<text:span text:style-name="T31">(matricula)}</text:span></text:p>
      <text:p text:style-name="P33"><text:line-break/><text:span text:style-name="T31">1FN: </text:span>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P40"/>
      <text:p text:style-name="P32"><text:span text:style-name="T8">CRUCERO</text:span> (<text:span text:style-name="T10">matricula</text:span> → NAVE<text:span text:style-name="T31">(matricula)</text:span>, escudo, carga)<text:line-break/>PK: <text:span text:style-name="T31">{</text:span>matricula -&gt; NAVE<text:span text:style-name="T31">(matricula)}</text:span><text:line-break/>FK: <text:span text:style-name="T31">{</text:span>matricula -&gt; NAVE<text:span text:style-name="T31">(matricula)}</text:span></text:p>
      <text:p text:style-name="P32"/>
      <text:p text:style-name="P36">PERDIDA SEMÁNTICA: <text:span text:style-name="T31">No existen perdidas semánticas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<text:soft-page-break/><text:span text:style-name="T31">************************************************************************************************</text:span></text:p>
      <text:p text:style-name="P31"><text:span text:style-name="T35">//</text:span><text:span text:style-name="T36">Relacción PILOTO+PILOTO.</text:span></text:p>
      <text:p text:style-name="P31"><text:span text:style-name="T36">//Cardinalidad 1:N</text:span></text:p>
      <text:p text:style-name="P37"><text:span text:style-name="T34">//Atención: A</text:span><text:span text:style-name="T36">l ser una relación reflexiva aparece un nuevo atributo, en este caso supervisado_por.</text:span></text:p>
      <text:p text:style-name="P37"><text:span text:style-name="T36"/></text:p>
      <text:p text:style-name="P32"><text:span text:style-name="T8">PILOTO</text:span> (<text:span text:style-name="T26">licencia</text:span>, fecha_li, nom_completo_nombre, nom_completo_apellido, <text:span text:style-name="T20">supervisado_por</text:span> → PILOTO(licencia))<text:line-break/>PK: <text:span text:style-name="T31">{</text:span>licencia<text:span text:style-name="T31">}</text:span><text:line-break/>FK: <text:span text:style-name="T31">{</text:span>supervisado_por → PILOTO(licencia)<text:span text:style-name="T31">}</text:span></text:p>
      <text:p text:style-name="P32"/>
      <text:p text:style-name="P36">PERDIDA SEMÁNTICA: <text:span text:style-name="T31">No existen perdidas semánticas.</text:span></text:p>
      <text:p text:style-name="P33"><text:span text:style-name="T29"/></text:p>
      <text:p text:style-name="P34">*************************************************************************************</text:p>
      <text:p text:style-name="P31"><text:span text:style-name="T35">//</text:span><text:span text:style-name="T36">Relacción PILOTO+CRUCERO.</text:span></text:p>
      <text:p text:style-name="P31"><text:span text:style-name="T36">//Cardinalidad 1:N</text:span></text:p>
      <text:p text:style-name="P37"><text:span text:style-name="T34">//Atención: </text:span><text:span text:style-name="T36">Participación (1,1) de todo CRUCERO tiene asignado un PILOTO como máximo y como mínimo por eso NOT NULL de licencia → PILOTO en CRUCERO. </text:span></text:p>
      <text:p text:style-name="P32"><text:span text:style-name="T8"/></text:p>
      <text:p text:style-name="P32"><text:span text:style-name="T8">PILOTO</text:span> (<text:span text:style-name="T26">licencia</text:span>, fecha_li, nom_completo_nombre, nom_completo_apellido, <text:span text:style-name="T20">supervisado_por</text:span> → PILOTO(licencia))<text:line-break/>PK: <text:span text:style-name="T31">{</text:span>licencia<text:span text:style-name="T31">}</text:span><text:line-break/>FK: <text:span text:style-name="T31">{</text:span>supervisado_por → PILOTO(licencia)<text:span text:style-name="T31">}</text:span></text:p>
      <text:p text:style-name="P32"/>
      <text:p text:style-name="P36">PERDIDA SEMÁNTICA: <text:span text:style-name="T31">No existen perdidas semánticas.</text:span></text:p>
      <text:p text:style-name="P32"/>
      <text:p text:style-name="P33">1FN: No existen atributos derivados, multievaluados pero si compuestos por lo que hay que <text:span text:style-name="T29">se eliminar </text:span><text:span text:style-name="T8">nom_compuesto</text:span><text:span text:style-name="T29"> y se dejar los atributos,</text:span><text:span text:style-name="T8"> nombre</text:span><text:span text:style-name="T29"> y </text:span><text:span text:style-name="T8">apellidos</text:span><text:span text:style-name="T29">.</text:span></text:p>
      <text:p text:style-name="P33"><draw:custom-shape text:anchor-type="paragraph" draw:z-index="16" draw:name="Forma 6" draw:style-name="gr5" draw:text-style-name="P54" svg:width="12.131cm" svg:height="1.507cm" svg:x="-0.088cm" svg:y="0.275cm"><text:p/><draw:enhanced-geometry svg:viewBox="0 0 21600 21600" draw:type="rectangle" draw:enhanced-path="M 0 0 L 21600 0 21600 21600 0 21600 0 0 Z N"/></draw:custom-shape><text:span text:style-name="T29"/></text:p>
      <text:p text:style-name="P33"><text:span text:style-name="T8">PILOTO</text:span><text:span text:style-name="T29"> (</text:span><text:span text:style-name="T27">licencia</text:span><text:span text:style-name="T29">, fecha_li, nombre, apellido, </text:span><text:span text:style-name="T21">supervisado_por</text:span><text:span text:style-name="T29"> → PILOTO(licencia))<text:line-break/>PK: </text:span><text:span text:style-name="T30">{</text:span><text:span text:style-name="T29">licencia</text:span><text:span text:style-name="T30">}</text:span><text:span text:style-name="T29"><text:line-break/>FK: </text:span><text:span text:style-name="T30">{</text:span><text:span text:style-name="T29">supervisado_por → PILOTO(licencia)</text:span><text:span text:style-name="T30">}</text:span></text:p>
      <text:p text:style-name="P33"><text:span text:style-name="T29"/></text:p>
      <text:p text:style-name="P36"><text:span text:style-name="T29">PERDIDA SEMÁNTICA: </text:span><text:span text:style-name="T30">No existen perdidas semánticas.</text:span></text:p>
      <text:p text:style-name="P33"><text:span text:style-name="T34"><text:line-break/></text:span><text:span text:style-name="T19">2FN: Está en 1FN, tiene PK simple, por lo que todos sus atributos dependen de la PK completa.<text:line-break/>3FN: Está en 2FN y no existen atributos con dependencias transitivas.</text:span></text:p>
      <text:p text:style-name="P33"><text:span text:style-name="T19"/></text:p>
      <text:p text:style-name="P32"><text:span text:style-name="T8">CRUCERO</text:span> (<text:span text:style-name="T10">matricula</text:span> → NAVE, escudo, carga, <text:span text:style-name="T20">licencia</text:span> → <text:span text:style-name="T31">PILOTO(licencia)</text:span>)<text:line-break/>PK: <text:span text:style-name="T31">{</text:span>matricula -&gt; NAVE<text:span text:style-name="T31">(matricula)}</text:span><text:line-break/>FK: <text:span text:style-name="T31">{</text:span>matricula -&gt; NAVE<text:span text:style-name="T31">(matricula)}</text:span><text:line-break/>FK: <text:span text:style-name="T31">{</text:span>licencia -&gt; PILOTO<text:span text:style-name="T31">(licencia)}</text:span><text:line-break/><text:span text:style-name="T31">NOT NULL</text:span>: <text:span text:style-name="T31">{</text:span>licencia -&gt; PILOTO<text:span text:style-name="T31">(licencia)}</text:span></text:p>
      <text:p text:style-name="P32"/>
      <text:p text:style-name="P36">PERDIDA SEMÁNTICA: <text:span text:style-name="T31">No existen perdidas semánticas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************************************************************************************</text:p>
      <text:p text:style-name="P31"><text:span text:style-name="T35">//</text:span><text:span text:style-name="T36">Relacción CRUCERO+TRANSPORTE.</text:span></text:p>
      <text:p text:style-name="P31"><text:span text:style-name="T36">//Cardinalidad N:M nos obliga a hacer una tercera tabla que en este caso será REALIZAR</text:span></text:p>
      <text:p text:style-name="P37"><text:span text:style-name="T34">//Atención: </text:span><text:span text:style-name="T36">Participación (1,n) de todo TRANSPORTE tiene asignado un CRUCERO como mínimo es una perdida semántica.</text:span><text:span text:style-name="T37"> </text:span></text:p>
      <text:p text:style-name="P32"><draw:custom-shape text:anchor-type="paragraph" draw:z-index="17" draw:name="Forma 7" draw:style-name="gr4" draw:text-style-name="P54" svg:width="10.544cm" svg:height="2.259cm" svg:x="-0.088cm" svg:y="0.407cm"><text:p/><draw:enhanced-geometry svg:viewBox="0 0 21600 21600" draw:type="rectangle" draw:enhanced-path="M 0 0 L 21600 0 21600 21600 0 21600 0 0 Z N"/></draw:custom-shape><text:span text:style-name="T8"/></text:p>
      <text:p text:style-name="P32"><text:span text:style-name="T8">CRUCERO</text:span> (<text:span text:style-name="T10">matricula</text:span> → NAVE, escudo, carga, <text:span text:style-name="T20">licencia</text:span> → <text:span text:style-name="T31">PILOTO(licencia)</text:span>)<text:line-break/>PK: <text:span text:style-name="T31">{</text:span>matricula -&gt; NAVE<text:span text:style-name="T31">(matricula)}</text:span><text:line-break/>FK: <text:span text:style-name="T31">{</text:span>matricula -&gt; NAVE<text:span text:style-name="T31">(matricula)}</text:span><text:line-break/>FK: <text:span text:style-name="T31">{</text:span>licencia -&gt; PILOTO<text:span text:style-name="T31">(licencia)}</text:span><text:line-break/><text:span text:style-name="T31">NOT NULL</text:span>: <text:span text:style-name="T31">{</text:span>licencia -&gt; PILOTO<text:span text:style-name="T31">(licencia)}</text:span></text:p>
      <text:p text:style-name="P32"/>
      <text:p text:style-name="P36">PERDIDA SEMÁNTICA: <text:span text:style-name="T31">No existen perdidas semánticas.</text:span></text:p>
      <text:p text:style-name="P32"/>
      <text:p text:style-name="P38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P38"/>
      <text:p text:style-name="P32"><text:span text:style-name="T8">TRANSPORTE</text:span> (<text:span text:style-name="T26">codigo</text:span>, objetivo)<text:line-break/>PK: <text:span text:style-name="T31">{</text:span>codigo<text:span text:style-name="T31">}</text:span></text:p>
      <text:p text:style-name="P32"/>
      <text:p text:style-name="P32"><text:span text:style-name="T22">PERDIDA SEMANTICA:</text:span> Todo transporte debe tener un crucero asociado.</text:p>
      <text:p text:style-name="P32"/>
      <text:p text:style-name="P3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P32"><draw:custom-shape text:anchor-type="paragraph" draw:z-index="18" draw:name="Forma 8" draw:style-name="gr3" draw:text-style-name="P54" svg:width="13.128cm" svg:height="1.729cm" svg:x="-0.088cm" svg:y="0.409cm"><text:p/><draw:enhanced-geometry svg:viewBox="0 0 21600 21600" draw:type="rectangle" draw:enhanced-path="M 0 0 L 21600 0 21600 21600 0 21600 0 0 Z N"/></draw:custom-shape><text:span text:style-name="T9"/></text:p>
      <text:p text:style-name="P32"><text:span text:style-name="T9">REALIZAR</text:span> (<text:span text:style-name="T26">código</text:span> → TRANSPORTE, <text:span text:style-name="T10">matricula</text:span> → CRUCERO, fecha_salida, fecha_llegada)<text:line-break/>PK: <text:span text:style-name="T31">{</text:span>codigo -&gt; TRANSPORTE<text:span text:style-name="T31">(codigo)</text:span>, matricula -&gt; CRUCERO<text:span text:style-name="T31">(matricula)}</text:span><text:line-break/>FK: <text:span text:style-name="T31">{</text:span>codigo -&gt; TRANSPORTE<text:span text:style-name="T31">(codigo)}</text:span><text:line-break/>FK: <text:span text:style-name="T31">{</text:span>matricula -&gt; CRUCERO<text:span text:style-name="T31">(matricula)}</text:span></text:p>
      <text:p text:style-name="P32"/>
      <text:p text:style-name="P36">PERDIDA SEMÁNTICA: <text:span text:style-name="T31">No existen perdidas semánticas.</text:span></text:p>
      <text:p text:style-name="P32"/>
      <text:p text:style-name="P33">1FN: No existen atributos derivados, multievaluados ni compuestos.<text:line-break/>2FN: Está en 1FN, tiene PK compuesta, pero todos los atributos apuntan a la PK completa por lo que no es necesario crear otra tabla.<text:line-break/>3FN: Está en 2FN y no existen atributos con dependencias transitivas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**********************************************************************************************</text:p>
      <text:p text:style-name="P31"><text:span text:style-name="T35">//</text:span><text:span text:style-name="T36">Relacción TRANSPORTE+COSTE.</text:span></text:p>
      <text:p text:style-name="P31"><text:span text:style-name="T36">//Cardinalidad 1:N</text:span></text:p>
      <text:p text:style-name="P37"><text:span text:style-name="T34">//Atención: </text:span><text:span text:style-name="T36">Participación (1,n) de todo TRANSPORTE tiene asignado un COSTE como mínimo es una perdida semántica. </text:span></text:p>
      <text:p text:style-name="P37"><draw:custom-shape text:anchor-type="paragraph" draw:z-index="19" draw:name="Forma 9" draw:style-name="gr2" draw:text-style-name="P54" svg:width="4.885cm" svg:height="1.202cm" svg:x="0.014cm" svg:y="0.392cm"><text:p/><draw:enhanced-geometry svg:viewBox="0 0 21600 21600" draw:type="rectangle" draw:enhanced-path="M 0 0 L 21600 0 21600 21600 0 21600 0 0 Z N"/></draw:custom-shape><text:span text:style-name="T36"/></text:p>
      <text:p text:style-name="P32"><text:span text:style-name="T8">TRANSPORTE</text:span> (<text:span text:style-name="T26">codigo</text:span>, objetivo)<text:line-break/>PK: <text:span text:style-name="T31">{</text:span>codigo<text:span text:style-name="T31">}</text:span></text:p>
      <text:p text:style-name="P32"/>
      <text:p text:style-name="P32"><text:span text:style-name="T23">PERDIDA SEMANTICA:</text:span><text:span text:style-name="T25"> Revisar que todo transporte tenga un coste</text:span></text:p>
      <text:p text:style-name="P32"/>
      <text:p text:style-name="P3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P32"><draw:custom-shape text:anchor-type="paragraph" draw:z-index="20" draw:name="Forma 10" draw:style-name="gr1" draw:text-style-name="P54" svg:width="9.588cm" svg:height="1.465cm" svg:x="-0.069cm" svg:y="0.386cm"><text:p/><draw:enhanced-geometry svg:viewBox="0 0 21600 21600" draw:type="rectangle" draw:enhanced-path="M 0 0 L 21600 0 21600 21600 0 21600 0 0 Z N"/></draw:custom-shape><text:span text:style-name="T9"/></text:p>
      <text:p text:style-name="P32"><text:span text:style-name="T9">COSTE</text:span><text:span text:style-name="T25"> (</text:span><text:span text:style-name="T28">codigo</text:span><text:span text:style-name="T25"> → TRANSPORTE</text:span><text:span text:style-name="T31">(codigo)</text:span><text:span text:style-name="T25">, </text:span><text:span text:style-name="T11">linea</text:span><text:span text:style-name="T25">, concepto, importe)<text:line-break/>PK: </text:span><text:span text:style-name="T31">{</text:span><text:span text:style-name="T25">linea, codigo → TRANSPORTE</text:span><text:span text:style-name="T31">(codigo)}</text:span><text:span text:style-name="T25"><text:line-break/>FK: </text:span><text:span text:style-name="T31">{</text:span><text:span text:style-name="T25">codigo → TRANSPO</text:span><text:span text:style-name="T31">R</text:span><text:span text:style-name="T25">TE</text:span><text:span text:style-name="T31">(codigo)}</text:span></text:p>
      <text:p text:style-name="P32"/>
      <text:p text:style-name="P36">PERDIDA SEMÁNTICA: <text:span text:style-name="T31">No existen perdidas semánticas.</text:span></text:p>
      <text:p text:style-name="P36"/>
      <text:p text:style-name="P32"><text:span text:style-name="T25">1FN: No existen atributos derivados, multievaluados ni compuestos.<text:line-break/>2FN: Está en 1FN, tiene PK compuesta, pero todos los atributos apuntan a la PK completa por lo que no es necesario crear otra tabla.<text:line-break/>3FN: Está en 2FN y no existen atributos con dependencias transitivas.</text:span></text:p>
      <text:p text:style-name="P33">Paso a fomato fisico DD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4"/>
      <text:p text:style-name="P45"><text:span text:style-name="T17">[2 puntos]</text:span> EJERCICIO 2: MODELADO FÍSICO DDL (CREACIÓN DE METADATOS)</text:p>
      <text:list xml:id="list201443122261081" text:continue-numbering="true" text:style-name="L1">
        <text:list-header>
          <text:p text:style-name="P53">Indica las sentencias necesarias para incorporar las tablas del ejercicio anterior en MySQL.</text:p>
        </text:list-header>
      </text:list>
      <text:p text:style-name="P40">BASE (<text:span text:style-name="T10">cod_base</text:span>, nombre, fecha_ini, fecha_fin)<text:line-break/>PK: <text:span text:style-name="T31">{</text:span>cod_base<text:span text:style-name="T31">}</text:span></text:p>
      <text:p text:style-name="P35"/>
      <text:p text:style-name="P35">CREATE TABLE base (</text:p>
      <text:p text:style-name="P35">cod_base CHAR(6),</text:p>
      <text:p text:style-name="P35">nombre VARCHAR(30),</text:p>
      <text:p text:style-name="P35">fecha_ini DATE,</text:p>
      <text:p text:style-name="P35">fecha_fin DATE,</text:p>
      <text:p text:style-name="P35">CONSTRAINT ba_cod_pk PRIMARY KEY (cod_base)</text:p>
      <text:p text:style-name="P35">);</text:p>
      <text:p text:style-name="P7"/>
      <text:p text:style-name="P40">HANGAR (<text:span text:style-name="T10">nombre</text:span>, descripción, <text:span text:style-name="T20">cod_base</text:span> → Base)<text:line-break/>PK: <text:span text:style-name="T31">{</text:span>nombre<text:span text:style-name="T31">}</text:span><text:line-break/>FK: <text:span text:style-name="T31">{</text:span>cod_base -&gt; BASE<text:span text:style-name="T31">(cod_base)}</text:span><text:line-break/><text:span text:style-name="T31">NOT NULL</text:span>: <text:span text:style-name="T31">{</text:span>cod_base -&gt; BASE<text:span text:style-name="T31">(cod_base)}</text:span></text:p>
      <text:p text:style-name="P35"/>
      <text:p text:style-name="P35">CREATE TABLE hangar (</text:p>
      <text:p text:style-name="P35">nombre CHAR(6),</text:p>
      <text:p text:style-name="P35">descripcion VARCHAR(30),</text:p>
      <text:p text:style-name="P35">cod_base CHAR(6) NOT NULL,</text:p>
      <text:p text:style-name="P35">CONSTRAINT ha_nom_pk <text:tab/>PRIMARY KEY(nombre),</text:p>
      <text:p text:style-name="P35">CONSTRAINT ha_cod_fk FOREIGN KEY (cod_base) REFERENCES base (cod_base)</text:p>
      <text:p text:style-name="P35">);</text:p>
      <text:p text:style-name="P49"/>
      <text:p text:style-name="P40">NAVE (<text:span text:style-name="T10">matricula</text:span>, nombre, operativa, <text:span text:style-name="T20">nombre_hangar</text:span> → <text:span text:style-name="T31">HANGAR(nombre)</text:span>)<text:line-break/>PK: <text:span text:style-name="T31">{</text:span>matricula<text:span text:style-name="T31">}</text:span><text:line-break/>FK: <text:span text:style-name="T31">{</text:span>nombre_hangar -&gt; HANGAR<text:span text:style-name="T31">(nombre)}</text:span><text:line-break/><text:span text:style-name="T31">NOT NULL</text:span>: <text:span text:style-name="T31">{</text:span>nombre_hangar -&gt; HANGAR<text:span text:style-name="T31">(nombre)}</text:span></text:p>
      <text:p text:style-name="P35"/>
      <text:p text:style-name="P35">CREATE TABLE nave (</text:p>
      <text:p text:style-name="P35">matricula CHAR(10),</text:p>
      <text:p text:style-name="P35">nombre VARCHAR(30),</text:p>
      <text:p text:style-name="P35">operativa VARCHAR(2),</text:p>
      <text:p text:style-name="P35">nombre_hangar CHAR(6) NOT NULL,</text:p>
      <text:p text:style-name="P35">CONSTRAINT na_ma_pk PRIMARY KEY(matricula),</text:p>
      <text:p text:style-name="P35">CONSTRAINT na_nom_fk FOREIGN KEY(nombre_hangar) REFERENCES hangar (nombre),</text:p>
      <text:p text:style-name="P35">CONSTRAINT na_op_ck CHECK (operativa IN (‘si’,’no’)) </text:p>
      <text:p text:style-name="P35">);</text:p>
      <text:p text:style-name="P35"/>
      <text:p text:style-name="P42">TIE FIGHTER (<text:span text:style-name="T10">matricula</text:span> → NAVE<text:span text:style-name="T31">(matricula)</text:span>, biplaza)<text:line-break/>PK: <text:span text:style-name="T31">{</text:span>matricula -&gt; NAVE<text:span text:style-name="T31">(matricula)}</text:span><text:line-break/>FK: <text:span text:style-name="T31">{</text:span>matricula -&gt; NAVE<text:span text:style-name="T31">(matricual)}</text:span></text:p>
      <text:p text:style-name="P48"/>
      <text:p text:style-name="P35">CREATE TABLE tie_fighter (</text:p>
      <text:p text:style-name="P35">matricula CHAR(10),</text:p>
      <text:p text:style-name="P35">biplaza VARCHAR(2),</text:p>
      <text:p text:style-name="P35">CONSTRAINT tie_ma_pk PRIMARY KEY(matricula),</text:p>
      <text:p text:style-name="P35">CONSTRAINT tie_ma_fk FOREIGN KEY (matricula) REFERENCES nave(matricula),</text:p>
      <text:p text:style-name="P35">CONSTRAINT na_op_ck CHECK (biplaza IN (‘si’,’no’)) </text:p>
      <text:p text:style-name="P35">);</text:p>
      <text:p text:style-name="P35"/>
      <text:p text:style-name="P35"/>
      <text:p text:style-name="P35"/>
      <text:p text:style-name="P35"/>
      <text:p text:style-name="P41"><text:soft-page-break/>ARMAMENTO (<text:span text:style-name="T10">armamento</text:span>,<text:span text:style-name="T10"> matricula</text:span> → TIE FIGHTER<text:span text:style-name="T31">(matricula)</text:span>)<text:line-break/>PK: armamento, matricula → TIE FIGHTER<text:span text:style-name="T31">(matricula)}</text:span><text:line-break/>FK: <text:span text:style-name="T31">´{</text:span>matricula → TIE FIGHTER<text:span text:style-name="T31">(matricula)}</text:span></text:p>
      <text:p text:style-name="P48"/>
      <text:p text:style-name="P35">CREATE TABLE armamento (</text:p>
      <text:p text:style-name="P35">armamento VARCHAR(30),</text:p>
      <text:p text:style-name="P35">matricula CHAR(10),</text:p>
      <text:p text:style-name="P35">CONSTRAINT ar_ma_pk PRIMARY KEY(armamento, matricula),</text:p>
      <text:p text:style-name="P35">CONSTRAINT ar_ma_fk FOREIGN KEY (matricula) REFERENCES tie_fighter(matricula),</text:p>
      <text:p text:style-name="P35">);</text:p>
      <text:p text:style-name="P48"/>
      <text:p text:style-name="P41">PILOTO (<text:span text:style-name="T26">licencia</text:span>, fecha_li, nombre, apellido, <text:span text:style-name="T20">supervisado_por</text:span> → PILOTO(licencia))<text:line-break/>PK: <text:span text:style-name="T31">{</text:span>licencia<text:span text:style-name="T31">}</text:span><text:line-break/>FK: <text:span text:style-name="T31">{</text:span>supervisado_por → PILOTO(licencia)<text:span text:style-name="T31">}</text:span></text:p>
      <text:p text:style-name="P41"/>
      <text:p text:style-name="P39">CREATE TABLE piloto (</text:p>
      <text:p text:style-name="P39">licencia CHAR(5),</text:p>
      <text:p text:style-name="P39">fecha_li DATE,</text:p>
      <text:p text:style-name="P39">nombre VARCHAR(15),</text:p>
      <text:p text:style-name="P39">apellido VARCHAR(15),</text:p>
      <text:p text:style-name="P39">supervisado_por CHAR(5),</text:p>
      <text:p text:style-name="P39">CONSTRAINT pi_li_pk PRIMARY KEY (licencia),</text:p>
      <text:p text:style-name="P39">CONSTRAINT pi_su_fk FOREIGN KEY (supervisado_por) REFERENCES piloto(licencia)</text:p>
      <text:p text:style-name="P39">);</text:p>
      <text:p text:style-name="P16"/>
      <text:p text:style-name="P40">CRUCERO (<text:span text:style-name="T10">matricula</text:span> → NAVE, escudo, carga, <text:span text:style-name="T20">licencia</text:span> → <text:span text:style-name="T31">PILOTO(licencia)</text:span>)<text:line-break/>PK: <text:span text:style-name="T31">{</text:span>matricula -&gt; NAVE<text:span text:style-name="T31">(matricula)}</text:span><text:line-break/>FK: <text:span text:style-name="T31">{</text:span>matricula -&gt; NAVE<text:span text:style-name="T31">(matricula)}</text:span><text:line-break/>FK: <text:span text:style-name="T31">{</text:span>licencia -&gt; PILOTO<text:span text:style-name="T31">(licencia)}</text:span><text:line-break/>N<text:span text:style-name="T31">OT </text:span>N<text:span text:style-name="T31">ULL</text:span>: <text:span text:style-name="T31">{</text:span>licencia -&gt; PILOTO<text:span text:style-name="T31">(licencia)}</text:span></text:p>
      <text:p text:style-name="P16"/>
      <text:p text:style-name="P35">CREATE TABLE crucero (</text:p>
      <text:p text:style-name="P35">matricula CHAR(10),</text:p>
      <text:p text:style-name="P35">escudo VARCHAR(2),</text:p>
      <text:p text:style-name="P35">carga INTEGER,</text:p>
      <text:p text:style-name="P35">licencia CHAR(5) NOT NULL,</text:p>
      <text:p text:style-name="P35">CONSTRAINT cru_ma_pk PRIMARY KEY (matricula),</text:p>
      <text:p text:style-name="P35">CONSTRAINT cru_li_fk FOREIGN KEY (licencia) REFERENCES piloto(licencia)</text:p>
      <text:p text:style-name="P35">CONSTRAINT cru_es_ck CHECK (escudo IN (‘si’,’no’))</text:p>
      <text:p text:style-name="P35">);</text:p>
      <text:p text:style-name="P35"/>
      <text:p text:style-name="P40">TRANSPORTE (<text:span text:style-name="T26">codigo</text:span>, objetivo)<text:line-break/>PK: <text:span text:style-name="T31">{</text:span>codigo<text:span text:style-name="T31">}</text:span></text:p>
      <text:p text:style-name="P16"/>
      <text:p text:style-name="P35">CREATE TABLE transporte (</text:p>
      <text:p text:style-name="P35">codigo CHAR(9),</text:p>
      <text:p text:style-name="P35">objetivo VARCHAR(30),</text:p>
      <text:p text:style-name="P35">CONSTREINT tr_co_pk PRIMARY KEY (codigo),</text:p>
      <text:p text:style-name="P35">);</text:p>
      <text:p text:style-name="P1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span text:style-name="T25">REALIZAR</text:span> (<text:span text:style-name="T26">código</text:span> → TRANSPORTE, <text:span text:style-name="T10">matricula</text:span> → CRUCERO, fecha_salida, fecha_llegada)<text:line-break/>PK: <text:span text:style-name="T31">{</text:span>codigo -&gt; TRANSPORTE<text:span text:style-name="T31">(codigo)</text:span>, matricula -&gt; CRUCERO<text:span text:style-name="T31">(matricula)}</text:span><text:line-break/>FK: <text:span text:style-name="T31">{</text:span>codigo -&gt; TRANSPORTE<text:span text:style-name="T31">(codigo)}</text:span><text:line-break/>FK: <text:span text:style-name="T31">{</text:span>matricula -&gt; CRUCERO<text:span text:style-name="T31">(matricula)}</text:span></text:p>
      <text:p text:style-name="P32"/>
      <text:p text:style-name="P35">CREATE TABLE realizar (</text:p>
      <text:p text:style-name="P35">codigo CHAR(9),</text:p>
      <text:p text:style-name="P35">matricula CHAR(10),</text:p>
      <text:p text:style-name="P35">fecha_salida DATE,</text:p>
      <text:p text:style-name="P35">fecha_llegada DATE,</text:p>
      <text:p text:style-name="P35">CONSTRAINT rea_cod_ma_pk PRIMARY KEY (codigo, matricula),</text:p>
      <text:p text:style-name="P35">CONSTRAINT rea_cod_fk FOREIGN KEY (codigo) REFERENCES transporte(codigo),</text:p>
      <text:p text:style-name="P35">CONSTRAINT rea_mat_fk FOREIGN KEY (matricula) REFERENCES crucero(matricula),</text:p>
      <text:p text:style-name="P35">);</text:p>
      <text:p text:style-name="P35"/>
      <text:p text:style-name="P40"><text:span text:style-name="T25">COSTE (</text:span><text:span text:style-name="T28">codigo</text:span><text:span text:style-name="T25"> → TRANSPORTE</text:span><text:span text:style-name="T31">(codigo)</text:span><text:span text:style-name="T25">, </text:span><text:span text:style-name="T11">linea</text:span><text:span text:style-name="T25">, concepto, importe)<text:line-break/>PK: </text:span><text:span text:style-name="T31">{</text:span><text:span text:style-name="T25">linea, codigo → TRANSPORTE</text:span><text:span text:style-name="T31">(codigo)}</text:span><text:span text:style-name="T25"><text:line-break/>FK: </text:span><text:span text:style-name="T31">{</text:span><text:span text:style-name="T25">codigo → TRANSPO</text:span><text:span text:style-name="T31">R</text:span><text:span text:style-name="T25">TE</text:span><text:span text:style-name="T31">(codigo)}</text:span></text:p>
      <text:p text:style-name="P32"/>
      <text:p text:style-name="P35">CREATE TABLE coste (</text:p>
      <text:p text:style-name="P35">codigo CHAR(9),</text:p>
      <text:p text:style-name="P35">linea INTEGER,</text:p>
      <text:p text:style-name="P35">concepto VARCHAR(20),</text:p>
      <text:p text:style-name="P35">importe DOUBLE,</text:p>
      <text:p text:style-name="P35">CONSTRAINT cos_co_li_pk PRIMARY KEY(codigo, linea),</text:p>
      <text:p text:style-name="P35">CONSTRAINT cos_cod_fk FOREIGN KEY(codigo) REFERENCES transporte(codigo)</text:p>
      <text:p text:style-name="P35">);</text:p>
      <text:p text:style-name="P16"/>
      <text:p text:style-name="P26"><text:span text:style-name="T16">Restricciones</text:span>:</text:p>
      <text:p text:style-name="P29"><text:span text:style-name="T14">(</text:span><text:span text:style-name="T13">1</text:span><text:span text:style-name="T14">) - Habrá que verificar que todo hangar tenga </text:span><text:span text:style-name="T15">como mínimo </text:span><text:span text:style-name="T14">una nave a guardar. </text:span></text:p>
      <text:p text:style-name="P10">(2) - <text:span text:style-name="T31">Si la nave es de un tipo de especificación no puede ser de otro tipo.</text:span></text:p>
      <text:p text:style-name="P27"><text:span text:style-name="T13">(</text:span><text:span text:style-name="T12">3) - Todo transporte debe tener un crucero asociado.</text:span></text:p>
      <text:p text:style-name="P28">(4) - <text:span text:style-name="T25">Revisar que todo transporte tenga un coste.</text:span></text:p>
      <text:p text:style-name="P4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0"><text:soft-page-break/><text:span text:style-name="T3">[</text:span><text:span text:style-name="T4">1</text:span><text:span text:style-name="T3"> punto]</text:span><text:span text:style-name="T5"> EJERCICIO 3: MODELADO FÍSICO DDL (MODIFICACIÓN DE METADATOS)</text:span></text:p>
      <text:p text:style-name="P17">Indica las sentencias necesarias para realizar estas modificaciones en MySQL:</text:p>
      <text:p text:style-name="P46"/>
      <text:list xml:id="list3715811508" text:style-name="L2">
        <text:list-item>
          <text:p text:style-name="P18">Modificar la tabla PILOTO para que los campos “nombre” y “apellidos” sean únicos (en conjunto), es decir, que se pueda repetir el nombre y los apellidos por separado pero no puedan insertarse dos filas con los dos datos idénticos. </text:p>
        </text:list-item>
      </text:list>
      <text:p text:style-name="P7"/>
      <text:p text:style-name="P11">// <text:span text:style-name="T31">Añadir restricción a tabla PILOTO para que los campos nombre y apellidos sean unicos.</text:span></text:p>
      <text:p text:style-name="P13">SENTENCIA 1; <text:tab/><text:span text:style-name="T41">ALTER TABLE piloto ADD CONSTRAINT pi_nom_ape_uk UNIQUE KEY(nombre, apellidos);</text:span></text:p>
      <text:p text:style-name="P7"/>
      <text:p text:style-name="P7"/>
      <text:list xml:id="list201443328997088" text:continue-numbering="true" text:style-name="L2">
        <text:list-item>
          <text:p text:style-name="P18">Cambiar la participación de la entidad nave en la relación GUARDAR de (1,1) a (0,1). </text:p>
        </text:list-item>
      </text:list>
      <text:p text:style-name="P11"/>
      <text:p text:style-name="P11">// <text:span text:style-name="T31">Quitar la restricción de NOT NULL a nombre_hangar de la entidad NAVE</text:span></text:p>
      <text:p text:style-name="P13">SENTENCIA 1;<text:tab/> <text:span text:style-name="T41">ALTER TABLE nave MODIFY nombre_hangar CHAR(6);</text:span></text:p>
      <text:p text:style-name="P9"/>
      <text:list xml:id="list201444539836861" text:continue-numbering="true" text:style-name="L2">
        <text:list-item>
          <text:p text:style-name="P19">Permitir que se pueda modificar el ID de la tabla TRANSPORTE, propagando este cambio a las tablas dependientes de este dato. </text:p>
        </text:list-item>
      </text:list>
      <text:p text:style-name="P23"/>
      <text:p text:style-name="P13">// <text:span text:style-name="T31">Quitar los antiguos constraint para poner unos nuevos que permitan hacer cambios en el codigo de la entidad TRANSPORTE.</text:span></text:p>
      <text:p text:style-name="P13">SENTENCIA 1; <text:tab/><text:span text:style-name="T41">ALTER TABLE realizar DROP CONSTRAINT <text:s/>rea_cod_fk;</text:span></text:p>
      <text:p text:style-name="P13"/>
      <text:p text:style-name="P15">SENTENCIA 2;<text:tab/><text:span text:style-name="T41">ALTER TABLE coste DROP CONSTRAINT <text:s/>cos_cod_fk;</text:span></text:p>
      <text:p text:style-name="P15"/>
      <text:p text:style-name="P15">SENTENCIA 3; <text:tab/><text:span text:style-name="T41">ALTER TABLE realizar ADD CONSTRAINT rea_cod_fk FOREIGN KEY (codigo) </text:span></text:p>
      <text:p text:style-name="P14"><text:tab/><text:tab/>REFERENCES transporte(codigo) ON UPDATE CASCADE;</text:p>
      <text:p text:style-name="P14"/>
      <text:p text:style-name="P15">SENTENCIA 4;<text:tab/><text:span text:style-name="T41">ALTER TABLE coste ADD CONSTRAINT cos_cod_fk FOREIGN KEY (codigo) </text:span></text:p>
      <text:p text:style-name="P15"><text:span text:style-name="T41"><text:tab/><text:tab/>REFERENCES transporte(codigo) ON UPDATE CASCADE;</text:span></text:p>
      <text:p text:style-name="P25"/>
      <text:list xml:id="list201443317729500" text:continue-numbering="true" text:style-name="L2">
        <text:list-item>
          <text:p text:style-name="P19">Modificar la tabla BASE para que por defecto la fecha de inicio sea la fecha del sistema. </text:p>
        </text:list-item>
      </text:list>
      <text:p text:style-name="P23"/>
      <text:p text:style-name="P13">// <text:span text:style-name="T31">Poner que la fecha de inicio sea la del sistema.</text:span></text:p>
      <text:p text:style-name="P15">SENTENCIA 1;<text:tab/><text:span text:style-name="T41">ALTER TABLE base MODIFY fecha_ini TIMESTAMP;</text:span></text:p>
      <text:p text:style-name="P16"/>
      <text:p text:style-name="P16"/>
      <text:p text:style-name="P45"><text:span text:style-name="T17">[2 puntos]</text:span> EJERCICIO 4: MODELADO FÍSICO DML (MANIPULACIÓN DE DATOS)</text:p>
      <text:p text:style-name="P24">Indica las sentencias necesarias para realizar estas modificaciones en MySQL:</text:p>
      <text:p text:style-name="P47"/>
      <text:list xml:id="list447009122" text:style-name="L3">
        <text:list-item>
          <text:p text:style-name="P20">Crea una base con código “BALDS1”, nombre “Base Alderaan sistema 1”.</text:p>
        </text:list-item>
      </text:list>
      <text:p text:style-name="P7"/>
      <text:p text:style-name="P11">// <text:span text:style-name="T31">Insertar codigo y nombre en la tabla base</text:span></text:p>
      <text:p text:style-name="P13">SENTENCIA 1; <text:tab/><text:span text:style-name="T41">INSERT INTO base (cod_base, nombre) </text:span></text:p>
      <text:p text:style-name="P14"><text:tab/><text:tab/>VALUES (‘BALDS1’,’Base Alderaan sistema 1’);</text:p>
      <text:p text:style-name="P16"/>
      <text:list xml:id="list201443678701792" text:continue-numbering="true" text:style-name="L3">
        <text:list-item>
          <text:p text:style-name="P21">Crea un hangar con nombre “HALDS1”, descripción “Hangar Alderaan sistema 1”. </text:p>
        </text:list-item>
      </text:list>
      <text:p text:style-name="P8"/>
      <text:p text:style-name="P12">// <text:span text:style-name="T31">Insertar nombre y descripción en la tabla hangar</text:span></text:p>
      <text:p text:style-name="P13">SENTENCIA 1;<text:tab/><text:span text:style-name="T41">INSERT INTO hangar (nombre, descripcion)</text:span></text:p>
      <text:p text:style-name="P14"><text:tab/><text:tab/>VALUES (‘HALDS1’,’Hangar Alderaan sistema 1’);</text:p>
      <text:p text:style-name="P14"/>
      <text:list xml:id="list201442848161686" text:continue-numbering="true" text:style-name="L3">
        <text:list-item>
          <text:p text:style-name="P22">Crea 3 pilotos con los siguientes datos: </text:p>
          <text:list>
            <text:list-item>
              <text:p text:style-name="P22">Licencia “LI001”, nombre “Trooper1”, apellidos “Comandante”. </text:p>
            </text:list-item>
            <text:list-item>
              <text:p text:style-name="P22">Licencia “LI002”, nombre “Trooper2”, apellidos “Teniente”. </text:p>
            </text:list-item>
            <text:list-item>
              <text:p text:style-name="P22">Licencia “LI003”, nombre “Trooper3”, apellidos “Dummie”. </text:p>
            </text:list-item>
          </text:list>
        </text:list-item>
      </text:list>
      <text:p text:style-name="P25"/>
      <text:p text:style-name="P13">// <text:span text:style-name="T31">Insertar licencia, nombre y apellidos en la tabla piloto</text:span></text:p>
      <text:p text:style-name="P13">SENTENCIA <text:span text:style-name="T31">1</text:span>;<text:tab/><text:span text:style-name="T41">INSERT INTO piloto (licencia, nombre, apellidos)</text:span></text:p>
      <text:p text:style-name="P35"><text:tab/><text:tab/>VALUES (‘LI001’,’Trooper1’,’Comandante’),</text:p>
      <text:p text:style-name="P35"><text:tab/><text:tab/>(‘LI002’,’Trooper2’,’Teniente’),</text:p>
      <text:p text:style-name="P14"><text:tab/><text:tab/>(‘LI003’,’Trooper3’,’Dummie’);</text:p>
      <text:p text:style-name="P14"/>
      <text:list xml:id="list201443123418944" text:continue-numbering="true" text:style-name="L3">
        <text:list-item>
          <text:p text:style-name="P22">Crea 2 naves operativas con los siguientes datos (nos referiremos como nave 1 y 2): </text:p>
          <text:list>
            <text:list-item>
              <text:p text:style-name="P22">Matrícula “CIALDS1001”, nombre “Crucero Imperial carga pesada”. </text:p>
            </text:list-item>
            <text:list-item>
              <text:p text:style-name="P22">Matrícula “CIALDS1002”, nombre “Crucero Imperial carga media”. </text:p>
            </text:list-item>
            <text:list-item>
              <text:p text:style-name="P22">La nave 1 es de tipo crucero con carga 10000 toneladas y tiene escudo protector, siendo pilotada por trooper1. </text:p>
            </text:list-item>
            <text:list-item>
              <text:p text:style-name="P22">La nave 2 es de tipo crucero con carga 5000 toneladas y no tiene escudo protector, siendo pilotada por trooper2 </text:p>
            </text:list-item>
          </text:list>
        </text:list-item>
      </text:list>
      <text:p text:style-name="P25"/>
      <text:p text:style-name="P13">// <text:span text:style-name="T31">Insertar matricula, nombre y operativa en la tabla nave, ademas insertar matricula, escudo, carga y licencia en tabla crucero</text:span></text:p>
      <text:p text:style-name="P13">SENTENCIA <text:span text:style-name="T31">1</text:span>;<text:tab/><text:span text:style-name="T41">INSERT INTO nave (matricula, nombre, operativa)</text:span></text:p>
      <text:p text:style-name="P35"><text:tab/><text:tab/>VALUES (‘CIALDS1001’,’Crucero Imperial carga pesada’,’si’),</text:p>
      <text:p text:style-name="P14"><text:tab/><text:tab/>(‘CIALDS1002’,’Crucero Imperial carga media’,’si’);</text:p>
      <text:p text:style-name="P14"/>
      <text:p text:style-name="P13">SENTENCIA 2;<text:tab/><text:span text:style-name="T41">INSERT INTO crucero (matricula, escudo, carga, licencia)</text:span></text:p>
      <text:p text:style-name="P35"><text:tab/><text:tab/>VALUES(‘CIALDS1001’,’si’,10000,’LI001’),</text:p>
      <text:p text:style-name="P14"><text:tab/><text:tab/>(‘CIALDS1002’,’no’,5000,’LI002’);</text:p>
      <text:p text:style-name="P16"/>
      <text:list xml:id="list201444652608921" text:continue-numbering="true" text:style-name="L3">
        <text:list-item>
          <text:p text:style-name="P22">El piloto Trooper3 es supervisado por Trooper1. <text:s/></text:p>
        </text:list-item>
      </text:list>
      <text:p text:style-name="P16"/>
      <text:p text:style-name="P13">// <text:span text:style-name="T31">Actualizar que piloto con licencia </text:span><text:span text:style-name="T41">LI003</text:span><text:span text:style-name="T31"> es supervisado por Ll001</text:span></text:p>
      <text:p text:style-name="P13">SENTENCIA <text:span text:style-name="T31">1</text:span>;<text:tab/><text:span text:style-name="T41">UPDATE piloto</text:span></text:p>
      <text:p text:style-name="P35"><text:tab/><text:tab/>SET supervisado_por = ‘LI001’ </text:p>
      <text:p text:style-name="P14"><text:tab/><text:tab/>WHERE licencia = ‘LI003’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01443898820767" text:continue-numbering="true" text:style-name="L3">
        <text:list-item>
          <text:p text:style-name="P22"><text:soft-page-break/>La base realiza un TRANSPORTE con código “TC_ALDEND” y fecha de salida 1/12/2022 y: </text:p>
          <text:list>
            <text:list-item>
              <text:p text:style-name="P22">Las 2 naves crucero se encargan del transporte de coaxium. </text:p>
            </text:list-item>
            <text:list-item>
              <text:p text:style-name="P22">El transporte genera 2 costes: “Dietas” con importe 10 créditos imperiales y “Tasas aeropuerto” con importe 0,5 créditos imperiales, respectivamente. </text:p>
            </text:list-item>
          </text:list>
        </text:list-item>
      </text:list>
      <text:p text:style-name="P16"/>
      <text:p text:style-name="P13">// <text:span text:style-name="T31">Insertar codigo y objetivo en transporte, insertar codigo, matricula y fecha de salida a realizar, e insertar codigo, linea, concepto e importe a coste.</text:span></text:p>
      <text:p text:style-name="P13">SENTENCIA <text:span text:style-name="T31">1</text:span>;<text:tab/><text:span text:style-name="T41">INSERT INTO transporte (codigo, objetivo)</text:span></text:p>
      <text:p text:style-name="P14"><text:tab/><text:tab/>VALUES(‘TC_ALDEND’,’transportar coaxium’);</text:p>
      <text:p text:style-name="P14"/>
      <text:p text:style-name="P15">SENTENCIA 2;<text:tab/><text:span text:style-name="T41">INSERT INTO realizar (código, matricula, fecha_salida)</text:span></text:p>
      <text:p text:style-name="P35"><text:tab/><text:tab/>VALUES(‘TC_ALDEND’,’CIALDS1001’,’2022/12/01’),</text:p>
      <text:p text:style-name="P14"><text:tab/><text:tab/>(‘TC_ALDEND’,’CIALDS1002’,’2022/12/01’);</text:p>
      <text:p text:style-name="P14"/>
      <text:p text:style-name="P15">SENTENCIA 3;<text:tab/><text:span text:style-name="T41">INSERT INTO coste (</text:span><text:span text:style-name="T25">codigo, linea, concepto, importe</text:span><text:span text:style-name="T41">)</text:span></text:p>
      <text:p text:style-name="P35"><text:tab/><text:tab/>VALUES(‘TC_ALDEND’,1,’Dietas’,10),</text:p>
      <text:p text:style-name="P14"><text:tab/><text:tab/>(‘TC_ALDEND’,2,’Tasas’,0.5);</text:p>
      <text:p text:style-name="P14"/>
      <text:list xml:id="list201443705058783" text:continue-numbering="true" text:style-name="L3">
        <text:list-item>
          <text:p text:style-name="P22">Actualiza la fecha de llegada del transporte anterior a 5/12/2022. <text:s/></text:p>
        </text:list-item>
      </text:list>
      <text:p text:style-name="P23"/>
      <text:p text:style-name="P13">// <text:span text:style-name="T31">Actualizar fecha de llegada de transporte TC_ALDEND a </text:span><text:span text:style-name="T42">5/12/2022. </text:span></text:p>
      <text:p text:style-name="P13">SENTENCIA <text:span text:style-name="T31">1</text:span>;<text:tab/><text:span text:style-name="T41">UPDATE realizar</text:span></text:p>
      <text:p text:style-name="P35"><text:tab/><text:tab/>SET fecha_llegada = ‘2022/12/05’</text:p>
      <text:p text:style-name="P14"><text:tab/><text:tab/>WHERE codigo = ‘TC_ALDEND’;</text:p>
      <text:p text:style-name="P14"/>
      <text:list xml:id="list201444347402845" text:continue-numbering="true" text:style-name="L3">
        <text:list-item>
          <text:p text:style-name="P22">Borra el piloto Trooper3. <text:s/></text:p>
        </text:list-item>
      </text:list>
      <text:p text:style-name="P23"/>
      <text:p text:style-name="P13">// <text:span text:style-name="T31">Borrar piloto Trooper3</text:span><text:span text:style-name="T42"> </text:span></text:p>
      <text:p text:style-name="P13">SENTENCIA <text:span text:style-name="T31">1</text:span>;<text:tab/><text:span text:style-name="T41">DELETE FROM piloto</text:span></text:p>
      <text:p text:style-name="P14"><text:tab/><text:tab/>WHERE nombre = ‘Trooper3’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7cm" style:rel-column-width="33535*"/>
    </style:style>
    <style:style style:name="Tabla2.B" style:family="table-column">
      <style:table-column-properties style:column-width="4.994cm" style:rel-column-width="19249*"/>
    </style:style>
    <style:style style:name="Tabla2.C" style:family="table-column">
      <style:table-column-properties style:column-width="3.307cm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text-properties style:font-name="Calibri" fo:language="es" fo:country="ES" officeooo:paragraph-rsid="001ce776"/>
    </style:style>
    <style:style style:name="MP3" style:family="paragraph" style:parent-style-name="Table_20_Contents">
      <style:text-properties style:font-name="Calibri" fo:language="es" fo:country="ES" officeooo:rsid="00322652" officeooo:paragraph-rsid="00322652"/>
    </style:style>
    <style:style style:name="MP4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5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APELLIDOS, NOMBRE / COGNOMS, NOM</text:p>
            </table:table-cell>
            <table:table-cell table:style-name="Tabla2.A1" office:value-type="string">
              <text:p text:style-name="MP1">DNI / NIE</text:p>
            </table:table-cell>
            <table:table-cell table:style-name="Tabla2.A1" table:number-rows-spanned="2" office:value-type="string">
              <text:p text:style-name="MP2"><draw:frame draw:style-name="Mfr1" draw:name="Imagen2" text:anchor-type="char" svg:width="1.349cm" svg:height="2.17cm" draw:z-index="10"><draw:image xlink:href="Pictures/100000000000003300000052AE03CD05F0D11C87.jpg" xlink:type="simple" xlink:show="embed" xlink:actuate="onLoad" draw:mime-type="image/jpeg"/></draw:frame></text:p>
            </table:table-cell>
          </table:table-row>
          <table:table-row table:style-name="Tabla2.1">
            <table:table-cell table:style-name="Tabla2.A1" office:value-type="string">
              <text:p text:style-name="MP3">Moreno Bolivar, Jose Manuel</text:p>
            </table:table-cell>
            <table:table-cell table:style-name="Tabla2.A1" office:value-type="string">
              <text:p text:style-name="MP3">52659570N</text:p>
            </table:table-cell>
            <table:covered-table-cell table:style-name="Tabla2.A1"/>
          </table:table-row>
        </table:table>
        <text:p text:style-name="MP4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" text:name="Tema"/>
        </text:user-field-decls>
        <text:p text:style-name="MP5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</text:user-field-get></text:span><text:span text:style-name="MT4"><text:s/><text:tab/></text:span><text:page-number text:select-page="current">11</text:page-number> /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3-01-02T20:14:42.463000000</dc:date>
    <meta:editing-duration>PT9H7M52S</meta:editing-duration>
    <meta:editing-cycles>22</meta:editing-cycles>
    <meta:generator>LibreOffice/7.4.2.3$Windows_X86_64 LibreOffice_project/382eef1f22670f7f4118c8c2dd222ec7ad009daf</meta:generator>
    <meta:document-statistic meta:table-count="1" meta:image-count="1" meta:object-count="0" meta:page-count="11" meta:paragraph-count="252" meta:word-count="2292" meta:character-count="17273" meta:non-whitespace-character-count="15129"/>
  </office:meta>
</office:document-meta>
</file>